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7.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 style:data-style-name="N12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05.93pt" svg:y="420.75pt">
            <loext:p draw:notify-on-update-of-ranges="Sheet1.A2:Sheet1.A10 Sheet1.D2:Sheet1.D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3pt" svg:x="133.48pt" svg:y="171.72pt">
            <loext:p draw:notify-on-update-of-ranges="Sheet1.D2:Sheet1.D10 Sheet1.E2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otor Position (silly units)</text:p>
          </table:table-cell>
          <table:table-cell table:style-name="ce1" office:value-type="string" calcext:value-type="string">
            <text:p>Measured Angle</text:p>
          </table:table-cell>
          <table:table-cell table:style-name="ce1" office:value-type="string" calcext:value-type="string">
            <text:p>Motor Position (ADC counts)</text:p>
          </table:table-cell>
          <table:table-cell table:style-name="ce1" office:value-type="string" calcext:value-type="string">
            <text:p>Measured Angle with correct zero</text:p>
          </table:table-cell>
          <table:table-cell table:style-name="ce1" office:value-type="string" calcext:value-type="string">
            <text:p>Motor Position (silly units)</text:p>
          </table:table-cell>
          <table:table-cell table:style-name="ce1" office:value-type="string" calcext:value-type="string">
            <text:p>Recalculated angle</text:p>
          </table:table-cell>
          <table:table-cell table:style-name="ce1" office:value-type="string" calcext:value-type="string">
            <text:p>Recalculated Motor Po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2.786" calcext:value-type="float">
            <text:p>2.786</text:p>
          </table:table-cell>
          <table:table-cell table:formula="of:=[.A2]*65536" office:value-type="float" office:value="327680" calcext:value-type="float">
            <text:p>327680</text:p>
          </table:table-cell>
          <table:table-cell table:formula="of:=[.B2]-PI()" office:value-type="float" office:value="-0.355592653589793" calcext:value-type="float">
            <text:p>-0.3555926536</text:p>
          </table:table-cell>
          <table:table-cell table:formula="of:=[.A2]" office:value-type="float" office:value="5" calcext:value-type="float">
            <text:p>5</text:p>
          </table:table-cell>
          <table:table-cell table:formula="of:=0.1411924742*[.E2]*[.E2]*[.E2]-1.5773560325*[.E2]*[.E2]+5.3086722035*[.E2]-5.107896644" office:value-type="float" office:value="-0.349377163999996" calcext:value-type="float">
            <text:p>-0.349377164</text:p>
          </table:table-cell>
          <table:table-cell table:formula="of:=-5.4584107851*[.D2]*[.D2]*[.D2]+1.7681145758*[.D2]*[.D2]-1.6932303811*[.D2]+3.8204459498" office:value-type="float" office:value="4.89154574227037" calcext:value-type="float">
            <text:p>4.8915457423</text:p>
          </table:table-cell>
        </table:table-row>
        <table:table-row table:style-name="ro2">
          <table:table-cell office:value-type="float" office:value="4.7" calcext:value-type="float">
            <text:p>4.7</text:p>
          </table:table-cell>
          <table:table-cell table:style-name="Default" office:value-type="float" office:value="2.804" calcext:value-type="float">
            <text:p>2.804</text:p>
          </table:table-cell>
          <table:table-cell table:formula="of:=[.A3]*65536" office:value-type="float" office:value="308019.2" calcext:value-type="float">
            <text:p>308019.2</text:p>
          </table:table-cell>
          <table:table-cell table:formula="of:=[.B3]-PI()" office:value-type="float" office:value="-0.337592653589793" calcext:value-type="float">
            <text:p>-0.3375926536</text:p>
          </table:table-cell>
          <table:table-cell table:formula="of:=[.A3]" office:value-type="float" office:value="4.7" calcext:value-type="float">
            <text:p>4.7</text:p>
          </table:table-cell>
          <table:table-cell table:formula="of:=0.1411924742*[.E3]*[.E3]*[.E3]-1.5773560325*[.E3]*[.E3]+5.3086722035*[.E3]-5.107896644" office:value-type="float" office:value="-0.341905796608398" calcext:value-type="float">
            <text:p>-0.3419057966</text:p>
          </table:table-cell>
          <table:table-cell table:formula="of:=-5.4584107851*[.D3]*[.D3]*[.D3]+1.7681145758*[.D3]*[.D3]-1.6932303811*[.D3]+3.8204459498" office:value-type="float" office:value="4.80359049951265" calcext:value-type="float">
            <text:p>4.8035904995</text:p>
          </table:table-cell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2.89" calcext:value-type="float">
            <text:p>2.890</text:p>
          </table:table-cell>
          <table:table-cell table:formula="of:=[.A4]*65536" office:value-type="float" office:value="288358.4" calcext:value-type="float">
            <text:p>288358.4</text:p>
          </table:table-cell>
          <table:table-cell table:formula="of:=[.B4]-PI()" office:value-type="float" office:value="-0.251592653589793" calcext:value-type="float">
            <text:p>-0.2515926536</text:p>
          </table:table-cell>
          <table:table-cell table:formula="of:=[.A4]" office:value-type="float" office:value="4.4" calcext:value-type="float">
            <text:p>4.4</text:p>
          </table:table-cell>
          <table:table-cell table:formula="of:=0.1411924742*[.E4]*[.E4]*[.E4]-1.5773560325*[.E4]*[.E4]+5.3086722035*[.E4]-5.107896644" office:value-type="float" office:value="-0.260012015547197" calcext:value-type="float">
            <text:p>-0.2600120155</text:p>
          </table:table-cell>
          <table:table-cell table:formula="of:=-5.4584107851*[.D4]*[.D4]*[.D4]+1.7681145758*[.D4]*[.D4]-1.6932303811*[.D4]+3.8204459498" office:value-type="float" office:value="4.4452979966592" calcext:value-type="float">
            <text:p>4.4452979967</text:p>
          </table:table-cell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float" office:value="3.032" calcext:value-type="float">
            <text:p>3.032</text:p>
          </table:table-cell>
          <table:table-cell table:formula="of:=[.A5]*65536" office:value-type="float" office:value="268697.6" calcext:value-type="float">
            <text:p>268697.6</text:p>
          </table:table-cell>
          <table:table-cell table:formula="of:=[.B5]-PI()" office:value-type="float" office:value="-0.109592653589793" calcext:value-type="float">
            <text:p>-0.1095926536</text:p>
          </table:table-cell>
          <table:table-cell table:formula="of:=[.A5]" office:value-type="float" office:value="4.1" calcext:value-type="float">
            <text:p>4.1</text:p>
          </table:table-cell>
          <table:table-cell table:formula="of:=0.1411924742*[.E5]*[.E5]*[.E5]-1.5773560325*[.E5]*[.E5]+5.3086722035*[.E5]-5.107896644" office:value-type="float" office:value="-0.126569001636799" calcext:value-type="float">
            <text:p>-0.1265690016</text:p>
          </table:table-cell>
          <table:table-cell table:formula="of:=-5.4584107851*[.D5]*[.D5]*[.D5]+1.7681145758*[.D5]*[.D5]-1.6932303811*[.D5]+3.8204459498" office:value-type="float" office:value="4.03443231995747" calcext:value-type="float">
            <text:p>4.03443232</text:p>
          </table:table-cell>
        </table:table-row>
        <table:table-row table:style-name="ro2">
          <table:table-cell office:value-type="float" office:value="3.8" calcext:value-type="float">
            <text:p>3.8</text:p>
          </table:table-cell>
          <table:table-cell table:style-name="Default" office:value-type="float" office:value="3.141" calcext:value-type="float">
            <text:p>3.141</text:p>
          </table:table-cell>
          <table:table-cell table:formula="of:=[.A6]*65536" office:value-type="float" office:value="249036.8" calcext:value-type="float">
            <text:p>249036.8</text:p>
          </table:table-cell>
          <table:table-cell table:formula="of:=[.B6]-PI()" office:value-type="float" office:value="-0.000592653589793102" calcext:value-type="float">
            <text:p>-0.0005926536</text:p>
          </table:table-cell>
          <table:table-cell table:formula="of:=[.A6]" office:value-type="float" office:value="3.8" calcext:value-type="float">
            <text:p>3.8</text:p>
          </table:table-cell>
          <table:table-cell table:formula="of:=0.1411924742*[.E6]*[.E6]*[.E6]-1.5773560325*[.E6]*[.E6]+5.3086722035*[.E6]-5.107896644" office:value-type="float" office:value="0.0355500643024023" calcext:value-type="float">
            <text:p>0.0355500643</text:p>
          </table:table-cell>
          <table:table-cell table:formula="of:=-5.4584107851*[.D6]*[.D6]*[.D6]+1.7681145758*[.D6]*[.D6]-1.6932303811*[.D6]+3.8204459498" office:value-type="float" office:value="3.82145007102946" calcext:value-type="float">
            <text:p>3.821450071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table:formula="of:=PI()+0.207" office:value-type="float" office:value="3.34859265358979" calcext:value-type="float">
            <text:p>3.349</text:p>
          </table:table-cell>
          <table:table-cell table:formula="of:=[.A7]*65536" office:value-type="float" office:value="229376" calcext:value-type="float">
            <text:p>229376</text:p>
          </table:table-cell>
          <table:table-cell table:formula="of:=[.B7]-PI()" office:value-type="float" office:value="0.206999999999997" calcext:value-type="float">
            <text:p>0.207</text:p>
          </table:table-cell>
          <table:table-cell table:formula="of:=[.A7]" office:value-type="float" office:value="3.5" calcext:value-type="float">
            <text:p>3.5</text:p>
          </table:table-cell>
          <table:table-cell table:formula="of:=0.1411924742*[.E7]*[.E7]*[.E7]-1.5773560325*[.E7]*[.E7]+5.3086722035*[.E7]-5.107896644" office:value-type="float" office:value="0.203472001449999" calcext:value-type="float">
            <text:p>0.2034720014</text:p>
          </table:table-cell>
          <table:table-cell table:formula="of:=-5.4584107851*[.D7]*[.D7]*[.D7]+1.7681145758*[.D7]*[.D7]-1.6932303811*[.D7]+3.8204459498" office:value-type="float" office:value="3.49729450151849" calcext:value-type="float">
            <text:p>3.4972945015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table:formula="of:=PI()+0.348" office:value-type="float" office:value="3.48959265358979" calcext:value-type="float">
            <text:p>3.490</text:p>
          </table:table-cell>
          <table:table-cell table:formula="of:=[.A8]*65536" office:value-type="float" office:value="209715.2" calcext:value-type="float">
            <text:p>209715.2</text:p>
          </table:table-cell>
          <table:table-cell table:formula="of:=[.B8]-PI()" office:value-type="float" office:value="0.347999999999997" calcext:value-type="float">
            <text:p>0.348</text:p>
          </table:table-cell>
          <table:table-cell table:formula="of:=[.A8]" office:value-type="float" office:value="3.2" calcext:value-type="float">
            <text:p>3.2</text:p>
          </table:table-cell>
          <table:table-cell table:formula="of:=0.1411924742*[.E8]*[.E8]*[.E8]-1.5773560325*[.E8]*[.E8]+5.3086722035*[.E8]-5.107896644" office:value-type="float" office:value="0.354323628985604" calcext:value-type="float">
            <text:p>0.354323629</text:p>
          </table:table-cell>
          <table:table-cell table:formula="of:=-5.4584107851*[.D8]*[.D8]*[.D8]+1.7681145758*[.D8]*[.D8]-1.6932303811*[.D8]+3.8204459498" office:value-type="float" office:value="3.21528721262277" calcext:value-type="float">
            <text:p>3.2152872126</text:p>
          </table:table-cell>
        </table:table-row>
        <table:table-row table:style-name="ro2">
          <table:table-cell office:value-type="float" office:value="2.9" calcext:value-type="float">
            <text:p>2.9</text:p>
          </table:table-cell>
          <table:table-cell table:formula="of:=PI()+0.496" office:value-type="float" office:value="3.63759265358979" calcext:value-type="float">
            <text:p>3.638</text:p>
          </table:table-cell>
          <table:table-cell table:formula="of:=[.A9]*65536" office:value-type="float" office:value="190054.4" calcext:value-type="float">
            <text:p>190054.4</text:p>
          </table:table-cell>
          <table:table-cell table:formula="of:=[.B9]-PI()" office:value-type="float" office:value="0.495999999999997" calcext:value-type="float">
            <text:p>0.496</text:p>
          </table:table-cell>
          <table:table-cell table:formula="of:=[.A9]" office:value-type="float" office:value="2.9" calcext:value-type="float">
            <text:p>2.9</text:p>
          </table:table-cell>
          <table:table-cell table:formula="of:=0.1411924742*[.E9]*[.E9]*[.E9]-1.5773560325*[.E9]*[.E9]+5.3086722035*[.E9]-5.107896644" office:value-type="float" office:value="0.465231766088801" calcext:value-type="float">
            <text:p>0.4652317661</text:p>
          </table:table-cell>
          <table:table-cell table:formula="of:=-5.4584107851*[.D9]*[.D9]*[.D9]+1.7681145758*[.D9]*[.D9]-1.6932303811*[.D9]+3.8204459498" office:value-type="float" office:value="2.74953138795167" calcext:value-type="float">
            <text:p>2.749531388</text:p>
          </table:table-cell>
        </table:table-row>
        <table:table-row table:style-name="ro2">
          <table:table-cell office:value-type="float" office:value="2.6" calcext:value-type="float">
            <text:p>2.6</text:p>
          </table:table-cell>
          <table:table-cell table:formula="of:=PI()+0.498" office:value-type="float" office:value="3.63959265358979" calcext:value-type="float">
            <text:p>3.640</text:p>
          </table:table-cell>
          <table:table-cell table:formula="of:=[.A10]*65536" office:value-type="float" office:value="170393.6" calcext:value-type="float">
            <text:p>170393.6</text:p>
          </table:table-cell>
          <table:table-cell table:formula="of:=[.B10]-PI()" office:value-type="float" office:value="0.497999999999997" calcext:value-type="float">
            <text:p>0.498</text:p>
          </table:table-cell>
          <table:table-cell table:formula="of:=[.A10]" office:value-type="float" office:value="2.6" calcext:value-type="float">
            <text:p>2.6</text:p>
          </table:table-cell>
          <table:table-cell table:formula="of:=0.1411924742*[.E10]*[.E10]*[.E10]-1.5773560325*[.E10]*[.E10]+5.3086722035*[.E10]-5.107896644" office:value-type="float" office:value="0.5133232319392" calcext:value-type="float">
            <text:p>0.5133232319</text:p>
          </table:table-cell>
          <table:table-cell table:formula="of:=-5.4584107851*[.D10]*[.D10]*[.D10]+1.7681145758*[.D10]*[.D10]-1.6932303811*[.D10]+3.8204459498" office:value-type="float" office:value="2.74157026851164" calcext:value-type="float">
            <text:p>2.7415702685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/00/0000</text:date>, <text:time style:data-style-name="N2" text:time-value="19:51:27.919756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9:51:30.790153179</meta:creation-date>
    <meta:editing-duration>P3DT22H7M50S</meta:editing-duration>
    <meta:editing-cycles>5</meta:editing-cycles>
    <meta:generator>LibreOffice/5.1.6.2$Linux_X86_64 LibreOffice_project/10m0$Build-2</meta:generator>
    <dc:date>2019-09-04T18:19:30.052689921</dc:date>
    <meta:document-statistic meta:table-count="1" meta:cell-count="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D2:Sheet1.E10" svg:x="0.319cm" svg:y="0.18cm" svg:width="15.36cm" svg:height="8.645cm">
          <chartooo:coordinate-region svg:x="0.61cm" svg:y="0.379cm" svg:width="14.83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0" chart:class="chart:scatter">
            <chart:domain table:cell-range-address="Sheet1.D2:Sheet1.D10"/>
            <chart:regression-curve chart:style-name="ch6">
              <chart:equation chart:display-equation="true" chart:display-r-square="false" svg:x="1.131cm" svg:y="0.6cm"/>
            </chart:regression-curve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55592653589793">
                <text:p>-0.355592653589793</text:p>
                <draw:g>
                  <svg:desc>Sheet1.D2:Sheet1.D10</svg:desc>
                </draw:g>
              </table:table-cell>
              <table:table-cell office:value-type="float" office:value="5">
                <text:p>5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37592653589793">
                <text:p>-0.33759265358979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51592653589793">
                <text:p>-0.25159265358979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9592653589793">
                <text:p>-0.10959265358979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592653589793102">
                <text:p>-0.00059265358979310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999999999997">
                <text:p>0.20699999999999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7999999999997">
                <text:p>0.34799999999999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5999999999997">
                <text:p>0.49599999999999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7999999999997">
                <text:p>0.497999999999997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A10 Sheet1.D2:Sheet1.D10" svg:x="0.32cm" svg:y="0.18cm" svg:width="15.36cm" svg:height="8.64cm">
          <chartooo:coordinate-region svg:x="1.153cm" svg:y="0.379cm" svg:width="14.287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10" chart:class="chart:scatter">
            <chart:domain table:cell-range-address="Sheet1.A2:Sheet1.A10"/>
            <chart:regression-curve chart:style-name="ch6">
              <chart:equation chart:display-equation="true" chart:display-r-square="false" svg:x="2.2cm" svg:y="0.351cm"/>
            </chart:regression-curve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10</svg:desc>
                </draw:g>
              </table:table-cell>
              <table:table-cell office:value-type="float" office:value="-0.355592653589793">
                <text:p>-0.355592653589793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">
                <text:p>4.7</text:p>
              </table:table-cell>
              <table:table-cell office:value-type="float" office:value="-0.337592653589793">
                <text:p>-0.337592653589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-0.251592653589793">
                <text:p>-0.251592653589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-0.109592653589793">
                <text:p>-0.109592653589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">
                <text:p>3.8</text:p>
              </table:table-cell>
              <table:table-cell office:value-type="float" office:value="-0.000592653589793102">
                <text:p>-0.000592653589793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0.206999999999997">
                <text:p>0.2069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">
                <text:p>3.2</text:p>
              </table:table-cell>
              <table:table-cell office:value-type="float" office:value="0.347999999999997">
                <text:p>0.3479999999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0.495999999999997">
                <text:p>0.4959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">
                <text:p>2.6</text:p>
              </table:table-cell>
              <table:table-cell office:value-type="float" office:value="0.497999999999997">
                <text:p>0.497999999999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